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1.60513888888889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56305555555556cm" style:use-optimal-column-width="true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3" table:default-cell-style-name="ce11"/>
        <table:table-column table:style-name="co2" table:number-columns-repeated="16378" table:default-cell-style-name="ce6"/>
        <table:table-row table:style-name="ro1">
          <table:table-cell office:value-type="string" table:style-name="ce2">
            <text:p>DESCR</text:p>
          </table:table-cell>
          <table:table-cell office:value-type="string" table:style-name="ce3">
            <text:p>CODE</text:p>
          </table:table-cell>
          <table:table-cell office:value-type="string" table:style-name="ce4">
            <text:p>PREDECESSORS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</text:p>
          </table:table-cell>
          <table:table-cell office:value-type="string" table:style-name="ce3">
            <text:p>C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8">
            <text:p>A</text:p>
          </table:table-cell>
          <table:table-cell table:style-name="ce9"/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8">
            <text:p>C</text:p>
          </table:table-cell>
          <table:table-cell office:value-type="string" table:style-name="ce9">
            <text:p>B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0">
            <text:p>2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8">
            <text:p>D</text:p>
          </table:table-cell>
          <table:table-cell office:value-type="string" table:style-name="ce9">
            <text:p>BC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table:style-name="ce5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meta:initial-creator>Saurika Muhsinina</meta:initial-creator>
    <dc:creator>LENOVO</dc:creator>
    <meta:creation-date>2021-05-25T07:01:57Z</meta:creation-date>
    <dc:date>2021-09-23T07:00:04Z</dc:date>
  </office:meta>
</office:document-meta>
</file>